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34458333333333cm"/>
    </style:style>
    <style:style style:name="co7" style:family="table-column">
      <style:table-column-properties fo:break-before="auto" style:column-width="7.48770833333333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5.52979166666667cm"/>
    </style:style>
    <style:style style:name="co11" style:family="table-column">
      <style:table-column-properties fo:break-before="auto" style:column-width="8.28145833333333cm"/>
    </style:style>
    <style:style style:name="co12" style:family="table-column">
      <style:table-column-properties fo:break-before="auto" style:column-width="7.93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vitar_a_torneo_-_Escenario_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envian invitaciones a los amigos, hasta que el cupo de torneo este lleno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Se agregan los amigos al torneo, independiendemente de si ellos lo desean, hay que unir con login y autentificaciones de usua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agregan los amigos deseados al torn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El usuario envia invitaciones a sus amigos, estos se enteran del torneo. El torneo llena sus cupos. Se almacenan los participantes del torneo en la B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amigos</text:p>
          </table:table-cell>
          <table:table-cell office:value-type="string" table:style-name="ce1">
            <text:p>"X" Amigo en un combobo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regar amigo!</text:p>
          </table:table-cell>
          <table:table-cell office:value-type="string" table:style-name="ce1">
            <text:p>"Agregar amigo!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 hasta llenar cupos de torne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r a calendarizar</text:p>
          </table:table-cell>
          <table:table-cell office:value-type="string" table:style-name="ce1">
            <text:p>"Calendarizar!"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Invitar_a_torneo_-_Escenario_Ex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se puede avanzar a la calendarizacion sin participantes suficientes, los participantes se agregan independientemente de si lo desean o no, habria q meter sesiones activas y de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No se logra llegar a la calendarizacion, por falta de particip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El usuario invita a todos los amigos que posee, sin embargo no llenan el cupo del torn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amigos</text:p>
          </table:table-cell>
          <table:table-cell office:value-type="string" table:style-name="ce1">
            <text:p>"X" amigo a invi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accion</text:p>
          </table:table-cell>
          <table:table-cell office:value-type="string" table:style-name="ce1">
            <text:p>"Invitar amigo!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-6 hasta que se acaban los amigos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Desinvitar_a_torneo_-_Esc_alt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El creador del torneo desea "desinvitar" a un participa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implementado el desinvi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Error, no se desinvita al jug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El usuario creador del torneo, elimina a un amigo del torneo, y se libera su cupo para una nueva invitació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participantes</text:p>
          </table:table-cell>
          <table:table-cell office:value-type="string" table:style-name="ce1">
            <text:p>"X" amigo a "desinvitar"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accion</text:p>
          </table:table-cell>
          <table:table-cell office:value-type="string" table:style-name="ce1">
            <text:p>"Desinvitar amigo!"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</meta:initial-creator>
    <dc:creator>Pablo</dc:creator>
    <meta:creation-date>2013-04-21T16:12:26Z</meta:creation-date>
    <dc:date>2013-06-24T05:39:24Z</dc:date>
    <meta:editing-cycles>17</meta:editing-cycles>
    <meta:editing-duration>PT7835S</meta:editing-duration>
    <meta:user-defined meta:name="Info 1"/>
    <meta:user-defined meta:name="Info 2"/>
    <meta:user-defined meta:name="Info 3"/>
    <meta:user-defined meta:name="Info 4"/>
  </office:meta>
</office:document-meta>
</file>